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4">
      <style:text-properties officeooo:rsid="001a5713" officeooo:paragraph-rsid="001a5713"/>
    </style:style>
    <style:style style:name="T1" style:family="text">
      <style:text-properties officeooo:rsid="001a5713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 <text:span text:style-name="Strong_20_Emphasis">Compatibility Testing</text:span> (Teste de Compatibilidade) é um tipo de teste que verifica se um software funciona <text:span text:style-name="Strong_20_Emphasis">corretamente em diferentes ambientes</text:span>, configurações e dispositivos, garantindo que o sistema seja <text:span text:style-name="Strong_20_Emphasis">acessível e consistente</text:span> para todos os usuários.</text:p>
      <text:p text:style-name="Horizontal_20_Line"/>
      <text:h text:style-name="Heading_20_2" text:outline-level="2"><text:span text:style-name="Strong_20_Emphasis">Objetivo Principal</text:span></text:h>
      <text:p text:style-name="Text_20_body">✅ <text:span text:style-name="Strong_20_Emphasis">Garantir que o software opere sem falhas</text:span> em diversas combinações de:</text:p>
      <text:list xml:id="list2050888117" text:style-name="L1">
        <text:list-item>
          <text:p text:style-name="P1"><text:span text:style-name="Strong_20_Emphasis">Navegadores</text:span> (Chrome, Firefox, Safari, Edge).</text:p>
        </text:list-item>
        <text:list-item>
          <text:p text:style-name="P1"><text:span text:style-name="Strong_20_Emphasis">Sistemas operacionais</text:span> (Windows, macOS, Android, iOS, <text:span text:style-name="T1">Linux</text:span>).</text:p>
        </text:list-item>
        <text:list-item>
          <text:p text:style-name="P1"><text:span text:style-name="Strong_20_Emphasis">Dispositivos</text:span> (smartphones, tablets, desktops).</text:p>
        </text:list-item>
        <text:list-item>
          <text:p text:style-name="P1"><text:span text:style-name="Strong_20_Emphasis">Redes e versões</text:span> (3G, 4G, 5G, Wi-Fi).</text:p>
        </text:list-item>
        <text:list-item>
          <text:p text:style-name="P1"><text:span text:style-name="Strong_20_Emphasis">Resoluções de tela e hardware</text:span>.</text:p>
        </text:list-item>
      </text:list>
      <text:p text:style-name="Horizontal_20_Line"/>
      <text:h text:style-name="Heading_20_2" text:outline-level="2"><text:span text:style-name="Strong_20_Emphasis">Tipos de Compatibilidade Testados</text:span></text:h>
      <text:list xml:id="list3240743103" text:style-name="L2">
        <text:list-item>
          <text:p text:style-name="P2"><text:span text:style-name="Strong_20_Emphasis">Cross-Browser Testing</text:span></text:p>
          <text:list>
            <text:list-item>
              <text:p text:style-name="P2">Verifica se o site/app funciona em diferentes navegadores.</text:p>
            </text:list-item>
            <text:list-item>
              <text:p text:style-name="P2">Exemplo: Um formulário web deve enviar dados corretamente no Chrome e no Firefox.</text:p>
            </text:list-item>
          </text:list>
        </text:list-item>
        <text:list-item>
          <text:p text:style-name="P2"><text:span text:style-name="Strong_20_Emphasis">Cross-Platform Testing</text:span></text:p>
          <text:list>
            <text:list-item>
              <text:p text:style-name="P2">Valida o comportamento em diferentes sistemas operacionais.</text:p>
            </text:list-item>
            <text:list-item>
              <text:p text:style-name="P2">Exemplo: Um app deve rodar tanto no Android quanto no iOS sem erros.</text:p>
            </text:list-item>
          </text:list>
        </text:list-item>
        <text:list-item>
          <text:p text:style-name="P2"><text:span text:style-name="Strong_20_Emphasis">Mobile Device Compatibility</text:span></text:p>
          <text:list>
            <text:list-item>
              <text:p text:style-name="P2">Testa em diferentes tamanhos de tela, marcas e modelos (Samsung, iPhone, Xiaomi).</text:p>
            </text:list-item>
            <text:list-item>
              <text:p text:style-name="P2">Exemplo: O layout de um app deve se ajustar em um iPhone 13 e em um Galaxy S22.</text:p>
            </text:list-item>
          </text:list>
        </text:list-item>
        <text:list-item>
          <text:p text:style-name="P2"><text:span text:style-name="Strong_20_Emphasis">Backward &amp; Forward Compatibility</text:span></text:p>
          <text:list>
            <text:list-item>
              <text:p text:style-name="P2"><text:span text:style-name="Strong_20_Emphasis">Backward</text:span>: Verifica se o software funciona em versões antigas (ex.: Windows 10 + Windows 11).</text:p>
            </text:list-item>
            <text:list-item>
              <text:p text:style-name="P2"><text:span text:style-name="Strong_20_Emphasis">Forward</text:span>: Garante compatibilidade com futuras atualizações.</text:p>
            </text:list-item>
          </text:list>
        </text:list-item>
        <text:list-item>
          <text:p text:style-name="P2"><text:span text:style-name="Strong_20_Emphasis">Network Compatibility</text:span></text:p>
          <text:list>
            <text:list-item>
              <text:p text:style-name="P2">Testa desempenho em diferentes velocidades de rede (3G, 4G, Wi-Fi).</text:p>
            </text:list-item>
          </text:list>
        </text:list-item>
      </text:list>
      <text:p text:style-name="Horizontal_20_Line"/>
      <text:h text:style-name="Heading_20_2" text:outline-level="2"><text:soft-page-break/><text:span text:style-name="Strong_20_Emphasis">Como é Feito?</text:span></text:h>
      <text:h text:style-name="Heading_20_3" text:outline-level="3"><text:span text:style-name="Strong_20_Emphasis">1. Teste Manual</text:span></text:h>
      <text:list xml:id="list2967292961" text:style-name="L3">
        <text:list-item>
          <text:p text:style-name="P3">Executar o software em diferentes dispositivos/navegadores.</text:p>
        </text:list-item>
        <text:list-item>
          <text:p text:style-name="P3">Verificar layout, funcionalidades e desempenho.</text:p>
        </text:list-item>
      </text:list>
      <text:h text:style-name="Heading_20_3" text:outline-level="3"><text:span text:style-name="Strong_20_Emphasis">2. Automação com Ferramentas</text:span></text:h>
      <text:list xml:id="list3554216068" text:style-name="L4">
        <text:list-item>
          <text:p text:style-name="P4"><text:span text:style-name="Strong_20_Emphasis">BrowserStack</text:span> / <text:span text:style-name="Strong_20_Emphasis">Sauce Labs</text:span>: Teste em navegadores e dispositivos virtuais.</text:p>
        </text:list-item>
        <text:list-item>
          <text:p text:style-name="P4"><text:span text:style-name="Strong_20_Emphasis">Selenium Grid</text:span>: Automação de testes em múltiplos navegadores.</text:p>
        </text:list-item>
        <text:list-item>
          <text:p text:style-name="P8"><text:span text:style-name="T2">Cypress:</text:span> <text:s/>Automação de testes em navegadores Chrome, Firefox e Electron.</text:p>
        </text:list-item>
        <text:list-item>
          <text:p text:style-name="P4"><text:span text:style-name="Strong_20_Emphasis">Appium</text:span>: Teste de apps móveis em diferentes sistemas.</text:p>
        </text:list-item>
      </text:list>
      <text:h text:style-name="Heading_20_3" text:outline-level="3"><text:span text:style-name="Strong_20_Emphasis">3. Cloud Testing</text:span></text:h>
      <text:list xml:id="list2816248439" text:style-name="L5">
        <text:list-item>
          <text:p text:style-name="P5">Usar plataformas em nuvem para testar em ambientes variados sem precisar de hardware físico.</text:p>
        </text:list-item>
      </text:list>
      <text:p text:style-name="Horizontal_20_Line"/>
      <text:h text:style-name="Heading_20_2" text:outline-level="2"><text:span text:style-name="Strong_20_Emphasis">Desafios Comuns</text:span></text:h>
      <text:p text:style-name="Text_20_body">⚠ <text:span text:style-name="Strong_20_Emphasis">Fragmentation</text:span> (muitas combinações possíveis de SO, navegadores e dispositivos).<text:line-break/>⚠ <text:span text:style-name="Strong_20_Emphasis">Custo alto</text:span> para manter um lab físico com vários dispositivos.<text:line-break/>⚠ <text:span text:style-name="Strong_20_Emphasis">Tempo de execução</text:span> (testar todas as combinações pode ser demorado).</text:p>
      <text:p text:style-name="Horizontal_20_Line"/>
      <text:h text:style-name="Heading_20_2" text:outline-level="2"><text:span text:style-name="Strong_20_Emphasis">Exemplo Prático</text:span></text:h>
      <text:p text:style-name="Text_20_body"><text:span text:style-name="Strong_20_Emphasis">Cenário</text:span>: Testar um site de e-commerce:</text:p>
      <text:list xml:id="list348012505" text:style-name="L6">
        <text:list-item>
          <text:p text:style-name="P6"><text:span text:style-name="Strong_20_Emphasis">Cross-Browser</text:span>: Verificar se o checkout funciona no Chrome, Firefox e Safari.</text:p>
        </text:list-item>
        <text:list-item>
          <text:p text:style-name="P6"><text:span text:style-name="Strong_20_Emphasis">Mobile</text:span>: Testar se o site é responsivo em iPhones e Androids.</text:p>
        </text:list-item>
        <text:list-item>
          <text:p text:style-name="P6"><text:span text:style-name="Strong_20_Emphasis">OS Compatibility</text:span>: Validar se os downloads são compatíveis com Windows e macOS.</text:p>
        </text:list-item>
      </text:list>
      <text:p text:style-name="Horizontal_20_Line"/>
      <text:h text:style-name="Heading_20_2" text:outline-level="2"><text:span text:style-name="Strong_20_Emphasis">Boas Práticas</text:span></text:h>
      <text:p text:style-name="Text_20_body">✔ <text:span text:style-name="Strong_20_Emphasis">Priorize ambientes mais usados</text:span> (ex.: Chrome + Android + iOS).<text:line-break/>✔ <text:span text:style-name="Strong_20_Emphasis">Use matrizes de compatibilidade</text:span> para definir combinações críticas.<text:line-break/>✔ <text:span text:style-name="Strong_20_Emphasis">Combine testes manuais e automatizados</text:span> para eficiência.<text:line-break/>✔ <text:span text:style-name="Strong_20_Emphasis">Monitore métricas</text:span> (ex.: erros por navegador).</text:p>
      <text:p text:style-name="Horizontal_20_Line"/>
      <text:h text:style-name="Heading_20_2" text:outline-level="2"><text:soft-page-break/><text:span text:style-name="Strong_20_Emphasis">Ferramentas Populares</text:span></text:h>
      <text:list xml:id="list254898380" text:style-name="L7">
        <text:list-item>
          <text:p text:style-name="P7"><text:span text:style-name="Strong_20_Emphasis">BrowserStack</text:span> / <text:span text:style-name="Strong_20_Emphasis">LambdaTest</text:span> (teste em nuvem).</text:p>
        </text:list-item>
        <text:list-item>
          <text:p text:style-name="P7"><text:span text:style-name="Strong_20_Emphasis">CrossBrowserTesting</text:span> (verificação multi-navegador).</text:p>
        </text:list-item>
        <text:list-item>
          <text:p text:style-name="P7"><text:span text:style-name="Strong_20_Emphasis">Android Studio Emulator</text:span> / <text:span text:style-name="Strong_20_Emphasis">Xcode Simulator</text:span> (teste em dispositivos virtuais).</text:p>
        </text:list-item>
      </text:list>
      <text:p text:style-name="Horizontal_20_Line"/>
      <text:h text:style-name="Heading_20_3" text:outline-level="3"><text:span text:style-name="Strong_20_Emphasis">Conclusão</text:span></text:h>
      <text:p text:style-name="Text_20_body">O <text:span text:style-name="Strong_20_Emphasis">Compatibility Testing</text:span> é essencial para garantir que seu software <text:span text:style-name="Strong_20_Emphasis">funcione para todos os usuários</text:span>, independentemente do dispositivo ou sistema que utilizam. Ignorar essa etapa pode resultar em <text:span text:style-name="Strong_20_Emphasis">perda de clientes</text:span> devido a falhas de acesso ou experiência ruim.</text:p>
      <text:p text:style-name="Text_20_body"><text:span text:style-name="Strong_20_Emphasis">Dica</text:span>: Em projetos ágeis, integre testes de compatibilidade <text:span text:style-name="Strong_20_Emphasis">no CI/CD</text:span> para validação contínua!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18:31:00.749204194</meta:creation-date>
    <dc:date>2025-05-06T18:33:24.106378947</dc:date>
    <meta:editing-duration>PT2M2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50" meta:word-count="490" meta:character-count="3216" meta:non-whitespace-character-count="2807"/>
  </office:meta>
</office:document-meta>
</file>